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903" officeooo:paragraph-rsid="00063903"/>
    </style:style>
    <style:style style:name="P2" style:family="paragraph" style:parent-style-name="Standard">
      <style:text-properties officeooo:rsid="00063903" officeooo:paragraph-rsid="000a3bcd"/>
    </style:style>
    <style:style style:name="P3" style:family="paragraph" style:parent-style-name="Standard">
      <style:text-properties officeooo:rsid="00063903" officeooo:paragraph-rsid="000b20af"/>
    </style:style>
    <style:style style:name="P4" style:family="paragraph" style:parent-style-name="Standard">
      <style:text-properties officeooo:rsid="00063903" officeooo:paragraph-rsid="000d683e"/>
    </style:style>
    <style:style style:name="P5" style:family="paragraph" style:parent-style-name="Standard">
      <style:text-properties officeooo:rsid="00063903" officeooo:paragraph-rsid="0010931c"/>
    </style:style>
    <style:style style:name="P6" style:family="paragraph" style:parent-style-name="Standard">
      <style:text-properties fo:font-weight="bold" officeooo:rsid="00063903" officeooo:paragraph-rsid="00063903" style:font-weight-asian="bold" style:font-weight-complex="bold"/>
    </style:style>
    <style:style style:name="P7" style:family="paragraph" style:parent-style-name="Standard">
      <style:text-properties fo:font-weight="bold" officeooo:rsid="00063903" officeooo:paragraph-rsid="000a3bc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63903" officeooo:paragraph-rsid="00063903" style:font-weight-asian="bold" style:font-weight-complex="bold"/>
    </style:style>
    <style:style style:name="P9" style:family="paragraph" style:parent-style-name="Standard">
      <style:text-properties fo:color="#ef413d" fo:font-weight="bold" officeooo:rsid="0006e93f" officeooo:paragraph-rsid="00063903" style:font-weight-asian="bold" style:font-weight-complex="bold"/>
    </style:style>
    <style:style style:name="P10" style:family="paragraph" style:parent-style-name="Standard">
      <style:text-properties fo:color="#ef413d" fo:font-weight="bold" officeooo:rsid="000875d6" officeooo:paragraph-rsid="000875d6" style:font-weight-asian="bold" style:font-weight-complex="bold"/>
    </style:style>
    <style:style style:name="P11" style:family="paragraph" style:parent-style-name="Standard">
      <style:text-properties fo:color="#ef413d" officeooo:rsid="00063903" officeooo:paragraph-rsid="00063903"/>
    </style:style>
    <style:style style:name="P12" style:family="paragraph" style:parent-style-name="Standard">
      <style:text-properties fo:font-weight="bold" officeooo:rsid="000b20af" officeooo:paragraph-rsid="000d683e" style:font-weight-asian="bold" style:font-weight-complex="bold"/>
    </style:style>
    <style:style style:name="P13" style:family="paragraph" style:parent-style-name="Standard">
      <style:text-properties fo:font-weight="bold" officeooo:rsid="00063903" officeooo:paragraph-rsid="00063903" style:font-weight-asian="bold" style:font-weight-complex="bold"/>
    </style:style>
    <style:style style:name="P14" style:family="paragraph" style:parent-style-name="Standard">
      <style:text-properties officeooo:rsid="00063903" officeooo:paragraph-rsid="00063903"/>
    </style:style>
    <style:style style:name="P15" style:family="paragraph" style:parent-style-name="Standard">
      <style:text-properties officeooo:rsid="00063903" officeooo:paragraph-rsid="0006e9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e93f" style:font-weight-asian="bold" style:font-weight-complex="bold"/>
    </style:style>
    <style:style style:name="T3" style:family="text">
      <style:text-properties fo:font-weight="bold" officeooo:rsid="000875d6" style:font-weight-asian="bold" style:font-weight-complex="bold"/>
    </style:style>
    <style:style style:name="T4" style:family="text">
      <style:text-properties fo:font-weight="bold" officeooo:rsid="000b20af" style:font-weight-asian="bold" style:font-weight-complex="bold"/>
    </style:style>
    <style:style style:name="T5" style:family="text">
      <style:text-properties fo:font-weight="bold" officeooo:rsid="000a3bcd" style:font-weight-asian="bold" style:font-weight-complex="bold"/>
    </style:style>
    <style:style style:name="T6" style:family="text">
      <style:text-properties fo:font-weight="bold" officeooo:rsid="000fffcf" style:font-weight-asian="bold" style:font-weight-complex="bold"/>
    </style:style>
    <style:style style:name="T7" style:family="text">
      <style:text-properties fo:font-weight="bold" officeooo:rsid="0013d9f8" style:font-weight-asian="bold" style:font-weight-complex="bold"/>
    </style:style>
    <style:style style:name="T8" style:family="text">
      <style:text-properties fo:color="#ef413d" fo:font-weight="bold" officeooo:rsid="0006e93f" style:font-weight-asian="bold" style:font-weight-complex="bold"/>
    </style:style>
    <style:style style:name="T9" style:family="text">
      <style:text-properties fo:color="#ef413d" fo:font-weight="bold" officeooo:rsid="000a3bcd" style:font-weight-asian="bold" style:font-weight-complex="bold"/>
    </style:style>
    <style:style style:name="T10" style:family="text">
      <style:text-properties fo:color="#ef413d" fo:font-weight="bold" officeooo:rsid="000b20af" style:font-weight-asian="bold" style:font-weight-complex="bold"/>
    </style:style>
    <style:style style:name="T11" style:family="text">
      <style:text-properties fo:color="#ef413d" fo:font-weight="bold" officeooo:rsid="0013d9f8" style:font-weight-asian="bold" style:font-weight-complex="bold"/>
    </style:style>
    <style:style style:name="T12" style:family="text">
      <style:text-properties fo:color="#ef413d" fo:font-weight="bold" officeooo:rsid="00147915" style:font-weight-asian="bold" style:font-weight-complex="bold"/>
    </style:style>
    <style:style style:name="T13" style:family="text">
      <style:text-properties fo:color="#ef413d" officeooo:rsid="00147915"/>
    </style:style>
    <style:style style:name="T14" style:family="text">
      <style:text-properties officeooo:rsid="000a3bcd"/>
    </style:style>
    <style:style style:name="T15" style:family="text">
      <style:text-properties officeooo:rsid="000b20af"/>
    </style:style>
    <style:style style:name="T16" style:family="text">
      <style:text-properties fo:font-weight="normal" officeooo:rsid="000e9e87" style:font-weight-asian="normal" style:font-weight-complex="normal"/>
    </style:style>
    <style:style style:name="T17" style:family="text">
      <style:text-properties fo:font-weight="normal" officeooo:rsid="00103cda" style:font-weight-asian="normal" style:font-weight-complex="normal"/>
    </style:style>
    <style:style style:name="T18" style:family="text">
      <style:text-properties fo:font-weight="normal" officeooo:rsid="0010931c" style:font-weight-asian="normal" style:font-weight-complex="normal"/>
    </style:style>
    <style:style style:name="T19" style:family="text">
      <style:text-properties officeooo:rsid="001479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solución <text:span text:style-name="T15">21/12/2017 (2017B)</text:span>:</text:p>
      <text:p text:style-name="P1"/>
      <text:p text:style-name="P6"><text:span text:style-name="T15">Parte </text:span>1)</text:p>
      <text:p text:style-name="P1"/>
      <text:p text:style-name="P6">1.</text:p>
      <text:p text:style-name="P1">int * minimoDir (int *v) {</text:p>
      <text:p text:style-name="P1"/>
      <text:p text:style-name="P11"><text:tab/><text:span text:style-name="T2">int * direcci</text:span><text:span text:style-name="T3">o</text:span><text:span text:style-name="T2">nActual = v;</text:span></text:p>
      <text:p text:style-name="P11"><text:span text:style-name="T2"><text:tab/>int * direcci</text:span><text:span text:style-name="T3">o</text:span><text:span text:style-name="T2">nAnterior = NULL;</text:span></text:p>
      <text:p text:style-name="P11"><text:span text:style-name="T2"><text:tab/>int * direcci</text:span><text:span text:style-name="T3">o</text:span><text:span text:style-name="T2">nParaDevolver = NULL;</text:span></text:p>
      <text:p text:style-name="P11"><text:tab/></text:p>
      <text:p text:style-name="P1"><text:tab/>if(*v!=0)</text:p>
      <text:p text:style-name="P1"><text:tab/>{</text:p>
      <text:p text:style-name="P11"><text:tab/><text:tab/><text:span text:style-name="T2">direcci</text:span><text:span text:style-name="T3">o</text:span><text:span text:style-name="T2">nAnterior = minimoDir(direcci</text:span><text:span text:style-name="T7">o</text:span><text:span text:style-name="T2">nActual+1);</text:span></text:p>
      <text:p text:style-name="P9"><text:tab/><text:tab/></text:p>
      <text:p text:style-name="P11"><text:span text:style-name="T2"><text:tab/><text:tab/></text:span><text:span text:style-name="T3">if( direccionAnterior == NULL ){</text:span></text:p>
      <text:p text:style-name="P10"><text:tab/><text:tab/><text:tab/>direccionParaDevolver = direccionActual;</text:p>
      <text:p text:style-name="P10"><text:tab/><text:tab/>}</text:p>
      <text:p text:style-name="P10"><text:tab/><text:tab/>else {</text:p>
      <text:p text:style-name="P10"><text:tab/><text:tab/><text:tab/>if( *direccionActual &lt; *direccionAnterior )</text:p>
      <text:p text:style-name="P10"><text:tab/><text:tab/><text:tab/><text:tab/>direccionParaDevolver = direccionActual;</text:p>
      <text:p text:style-name="P10"><text:tab/><text:tab/><text:tab/>else</text:p>
      <text:p text:style-name="P10"><text:tab/><text:tab/><text:tab/><text:tab/>direccionParaDevolver = direccionAnterior;</text:p>
      <text:p text:style-name="P10"><text:tab/><text:tab/>}</text:p>
      <text:p text:style-name="P1"><text:tab/>}</text:p>
      <text:p text:style-name="P1"><text:tab/></text:p>
      <text:p text:style-name="P15"><text:tab/>return <text:span text:style-name="T8">direcci</text:span><text:span text:style-name="T11">o</text:span><text:span text:style-name="T8">nParaDevolver</text:span>;</text:p>
      <text:p text:style-name="P1">}</text:p>
      <text:p text:style-name="P1"/>
      <text:p text:style-name="P7"><text:span text:style-name="T14">2</text:span>.</text:p>
      <text:p text:style-name="P7"/>
      <text:p text:style-name="P2">int bit (unsigned int n){</text:p>
      <text:p text:style-name="P3"><text:tab/>unsigned int mask1= <text:span text:style-name="T9">3</text:span>;</text:p>
      <text:p text:style-name="P2"><text:tab/>unsigned int mask2=<text:span text:style-name="T8"> </text:span><text:span text:style-name="T9">3&lt;&lt;</text:span><text:span text:style-name="T10">30</text:span>;</text:p>
      <text:p text:style-name="P2"><text:tab/></text:p>
      <text:p text:style-name="P2"><text:tab/>if( <text:span text:style-name="T13">( </text:span><text:span text:style-name="T10">(mask1 | mask2) ^ n </text:span><text:span text:style-name="T12">)</text:span><text:span text:style-name="T10"> == 0</text:span><text:span text:style-name="T15"> </text:span>)</text:p>
      <text:p text:style-name="P2"><text:tab/><text:tab/>return 1;</text:p>
      <text:p text:style-name="P2"><text:tab/>else</text:p>
      <text:p text:style-name="P2"><text:tab/><text:tab/>return 0;</text:p>
      <text:p text:style-name="P2">}</text:p>
      <text:p text:style-name="P2"/>
      <text:p text:style-name="P2"/>
      <text:p text:style-name="P12"/>
      <text:p text:style-name="P4"><text:span text:style-name="T4">Parte 2</text:span><text:span text:style-name="T1">)</text:span></text:p>
      <text:p text:style-name="P4"/>
      <text:p text:style-name="P4"><text:span text:style-name="T1">1. </text:span><text:span text:style-name="T16">Opci</text:span><text:span text:style-name="T18">ó</text:span><text:span text:style-name="T16">n </text:span><text:span text:style-name="T17">e</text:span><text:span text:style-name="T16">. </text:span><text:span text:style-name="T17">6.</text:span></text:p>
      <text:p text:style-name="P4"><text:span text:style-name="T5">2</text:span><text:span text:style-name="T1">. </text:span><text:span text:style-name="T17">Opci</text:span><text:span text:style-name="T18">ó</text:span><text:span text:style-name="T17">n e. 14.</text:span></text:p>
      <text:p text:style-name="P5"><text:span text:style-name="T6">3</text:span><text:span text:style-name="T1">. </text:span><text:span text:style-name="T17">Opci</text:span><text:span text:style-name="T18">ó</text:span><text:span text:style-name="T17">n </text:span><text:span text:style-name="T18">e</text:span><text:span text:style-name="T17">. </text:span><text:span text:style-name="T18">Hay un error en ejecución o compilación</text:span><text:span text:style-name="T17">.</text:span></text:p>
      <text:p text:style-name="P5"><text:span text:style-name="T6">4</text:span><text:span text:style-name="T1">. </text:span><text:span text:style-name="T17">Opci</text:span><text:span text:style-name="T18">ó</text:span><text:span text:style-name="T17">n </text:span><text:span text:style-name="T18">e</text:span><text:span text:style-name="T17">. </text:span><text:span text:style-name="T18">81</text:span><text:span text:style-name="T1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20:52:56.448341978</meta:creation-date>
    <dc:date>2019-07-03T22:02:43.237706335</dc:date>
    <meta:editing-duration>PT33M1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40" meta:word-count="115" meta:character-count="744" meta:non-whitespace-character-count="618"/>
  </office:meta>
</office:document-meta>
</file>